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80" draw:marker-start-width="0.35cm" draw:marker-end="Arrowheads_20_1" draw:marker-end-width="0.5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0080" loext:opacity="100%" style:font-name="Lato Light" fo:font-size="6pt" fo:font-weight="bold" style:font-size-asian="6pt" style:font-weight-asian="bold" style:font-size-complex="6pt" style:font-weight-complex="bold"/>
    </style:style>
    <style:style style:name="P3" style:family="paragraph">
      <loext:graphic-properties draw:fill="none" draw:fill-color="#ffffff"/>
      <style:text-properties fo:color="#000080" loext:opacity="100%" style:font-name="Lato Light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000080" loext:opacity="100%" style:font-name="Lato Light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43cm" svg:y1="9.55cm" svg:x2="11.96cm" svg:y2="9.55cm">
          <text:p/>
        </draw:line>
        <draw:frame draw:style-name="gr2" draw:text-style-name="P3" draw:layer="layout" svg:width="1.68cm" svg:height="0.74cm" svg:x="10.274cm" svg:y="8.863cm">
          <draw:text-box>
            <text:p text:style-name="P2"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A</text:span><text:span text:style-name="T1">T</text:span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gl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01T19:32:06.408202911</meta:creation-date>
    <dc:date>2021-04-01T19:36:36.471612089</dc:date>
    <meta:editing-duration>PT4M31S</meta:editing-duration>
    <meta:editing-cycles>1</meta:editing-cycles>
    <meta:document-statistic meta:object-count="2"/>
    <meta:generator>LibreOffice/7.0.0.3$Linux_X86_64 LibreOffice_project/8061b3e9204bef6b321a21033174034a5e2ea88e</meta:generator>
  </office:meta>
</office:document-meta>
</file>